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andan@nandan-Aspire-E5-571P:~$ mongoimport --type csv -d iris -c flowers --headerline --drop /home/nandan/Documents/iris_csv.csv</text:p>
      <text:p text:style-name="Standard">2021-04-19T11:57:08.109+0530<text:tab/>connected to: mongodb://localhost/</text:p>
      <text:p text:style-name="Standard">2021-04-19T11:57:08.109+0530<text:tab/>dropping: iris.flowers</text:p>
      <text:p text:style-name="Standard">2021-04-19T11:57:08.426+0530<text:tab/>150 document(s) imported successfully. 0 document(s) failed to import.</text:p>
      <text:p text:style-name="Standard">nandan@nandan-Aspire-E5-571P:~$ mongo</text:p>
      <text:p text:style-name="Standard">MongoDB shell version v4.4.4</text:p>
      <text:p text:style-name="Standard">connecting to: mongodb://127.0.0.1:27017/?compressors=disabled&amp;gssapiServiceName=mongodb</text:p>
      <text:p text:style-name="Standard">Implicit session: session { "id" : UUID("25b35fe4-c216-46ed-bf5e-74e5e892b423") }</text:p>
      <text:p text:style-name="Standard">MongoDB server version: 4.4.4</text:p>
      <text:p text:style-name="Standard">---</text:p>
      <text:p text:style-name="Standard">The server generated these startup warnings when booting: </text:p>
      <text:p text:style-name="Standard"><text:s text:c="8"/>2021-04-19T10:55:20.573+05:30: Using the XFS filesystem is strongly recommended with the WiredTiger storage engine. See http://dochub.mongodb.org/core/prodnotes-filesystem</text:p>
      <text:p text:style-name="Standard"><text:s text:c="8"/>2021-04-19T10:55:24.388+05:30: Access control is not enabled for the database. Read and write access to data and configuration is unrestricted</text:p>
      <text:p text:style-name="Standard">---</text:p>
      <text:p text:style-name="Standard">---</text:p>
      <text:p text:style-name="Standard"><text:s text:c="8"/>Enable MongoDB's free cloud-based monitoring service, which will then receive and display</text:p>
      <text:p text:style-name="Standard"><text:s text:c="8"/>metrics about your deployment (disk utilization, CPU, operation statistics, etc).</text:p>
      <text:p text:style-name="Standard"/>
      <text:p text:style-name="Standard"><text:s text:c="8"/>The monitoring data will be available on a MongoDB website with a unique URL accessible to you</text:p>
      <text:p text:style-name="Standard"><text:s text:c="8"/>and anyone you share the URL with. MongoDB may use this information to make product</text:p>
      <text:p text:style-name="Standard"><text:s text:c="8"/>improvements and to suggest MongoDB products and deployment options to you.</text:p>
      <text:p text:style-name="Standard"/>
      <text:p text:style-name="Standard"><text:s text:c="8"/>To enable free monitoring, run the following command: db.enableFreeMonitoring()</text:p>
      <text:p text:style-name="Standard"><text:s text:c="8"/>To permanently disable this reminder, run the following command: db.disableFreeMonitoring()</text:p>
      <text:p text:style-name="Standard">---</text:p>
      <text:p text:style-name="Standard">&gt; show dbs</text:p>
      <text:p text:style-name="Standard">Company <text:s text:c="3"/>0.000GB</text:p>
      <text:p text:style-name="Standard">Customer <text:s text:c="2"/>0.000GB</text:p>
      <text:p text:style-name="Standard">Custoner1 <text:s/>0.000GB</text:p>
      <text:p text:style-name="Standard">admin <text:s text:c="5"/>0.000GB</text:p>
      <text:p text:style-name="Standard">config <text:s text:c="4"/>0.000GB</text:p>
      <text:p text:style-name="Standard">iris <text:s text:c="6"/>0.000GB</text:p>
      <text:p text:style-name="Standard">local <text:s text:c="5"/>0.000GB</text:p>
      <text:p text:style-name="Standard">&gt; use iris</text:p>
      <text:p text:style-name="Standard">switched to db iris</text:p>
      <text:p text:style-name="Standard">&gt; show collections</text:p>
      <text:p text:style-name="Standard">flowers</text:p>
      <text:p text:style-name="Standard">&gt; db.flowers.find().pretty()</text:p>
      <text:p text:style-name="Standard">{</text:p>
      <text:p text:style-name="Standard"><text:tab/>"_id" : ObjectId("607d22bc20f4d61c9ccfa4de"),</text:p>
      <text:p text:style-name="Standard"><text:tab/>"sepallength" : 5.1,</text:p>
      <text:p text:style-name="Standard"><text:tab/>"sepalwidth" : 3.5,</text:p>
      <text:p text:style-name="Standard"><text:tab/>"petallength" : 1.4,</text:p>
      <text:p text:style-name="Standard"><text:tab/>"petalwidth" : 0.2,</text:p>
      <text:p text:style-name="Standard"><text:tab/>"class" : "Iris-setosa"</text:p>
      <text:p text:style-name="Standard">}</text:p>
      <text:p text:style-name="Standard">{</text:p>
      <text:p text:style-name="Standard"><text:soft-page-break/><text:tab/>"_id" : ObjectId("607d22bc20f4d61c9ccfa4df"),</text:p>
      <text:p text:style-name="Standard"><text:tab/>"sepallength" : 4.7,</text:p>
      <text:p text:style-name="Standard"><text:tab/>"sepalwidth" : 3.2,</text:p>
      <text:p text:style-name="Standard"><text:tab/>"petallength" : 1.3,</text:p>
      <text:p text:style-name="Standard"><text:tab/>"petalwidth" : 0.2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e0"),</text:p>
      <text:p text:style-name="Standard"><text:tab/>"sepallength" : 4.6,</text:p>
      <text:p text:style-name="Standard"><text:tab/>"sepalwidth" : 3.1,</text:p>
      <text:p text:style-name="Standard"><text:tab/>"petallength" : 1.5,</text:p>
      <text:p text:style-name="Standard"><text:tab/>"petalwidth" : 0.2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e1"),</text:p>
      <text:p text:style-name="Standard"><text:tab/>"sepallength" : 5,</text:p>
      <text:p text:style-name="Standard"><text:tab/>"sepalwidth" : 3.6,</text:p>
      <text:p text:style-name="Standard"><text:tab/>"petallength" : 1.4,</text:p>
      <text:p text:style-name="Standard"><text:tab/>"petalwidth" : 0.2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e2"),</text:p>
      <text:p text:style-name="Standard"><text:tab/>"sepallength" : 4.9,</text:p>
      <text:p text:style-name="Standard"><text:tab/>"sepalwidth" : 3,</text:p>
      <text:p text:style-name="Standard"><text:tab/>"petallength" : 1.4,</text:p>
      <text:p text:style-name="Standard"><text:tab/>"petalwidth" : 0.2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e3"),</text:p>
      <text:p text:style-name="Standard"><text:tab/>"sepallength" : 5.4,</text:p>
      <text:p text:style-name="Standard"><text:tab/>"sepalwidth" : 3.9,</text:p>
      <text:p text:style-name="Standard"><text:tab/>"petallength" : 1.7,</text:p>
      <text:p text:style-name="Standard"><text:tab/>"petalwidth" : 0.4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e4"),</text:p>
      <text:p text:style-name="Standard"><text:tab/>"sepallength" : 4.9,</text:p>
      <text:p text:style-name="Standard"><text:tab/>"sepalwidth" : 3.1,</text:p>
      <text:p text:style-name="Standard"><text:tab/>"petallength" : 1.5,</text:p>
      <text:p text:style-name="Standard"><text:tab/>"petalwidth" : 0.1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e5"),</text:p>
      <text:p text:style-name="Standard"><text:tab/>"sepallength" : 5.4,</text:p>
      <text:p text:style-name="Standard"><text:tab/>"sepalwidth" : 3.7,</text:p>
      <text:p text:style-name="Standard"><text:tab/>"petallength" : 1.5,</text:p>
      <text:p text:style-name="Standard"><text:soft-page-break/><text:tab/>"petalwidth" : 0.2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e6"),</text:p>
      <text:p text:style-name="Standard"><text:tab/>"sepallength" : 4.8,</text:p>
      <text:p text:style-name="Standard"><text:tab/>"sepalwidth" : 3.4,</text:p>
      <text:p text:style-name="Standard"><text:tab/>"petallength" : 1.6,</text:p>
      <text:p text:style-name="Standard"><text:tab/>"petalwidth" : 0.2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e7"),</text:p>
      <text:p text:style-name="Standard"><text:tab/>"sepallength" : 4.8,</text:p>
      <text:p text:style-name="Standard"><text:tab/>"sepalwidth" : 3,</text:p>
      <text:p text:style-name="Standard"><text:tab/>"petallength" : 1.4,</text:p>
      <text:p text:style-name="Standard"><text:tab/>"petalwidth" : 0.1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e8"),</text:p>
      <text:p text:style-name="Standard"><text:tab/>"sepallength" : 4.3,</text:p>
      <text:p text:style-name="Standard"><text:tab/>"sepalwidth" : 3,</text:p>
      <text:p text:style-name="Standard"><text:tab/>"petallength" : 1.1,</text:p>
      <text:p text:style-name="Standard"><text:tab/>"petalwidth" : 0.1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e9"),</text:p>
      <text:p text:style-name="Standard"><text:tab/>"sepallength" : 4.4,</text:p>
      <text:p text:style-name="Standard"><text:tab/>"sepalwidth" : 2.9,</text:p>
      <text:p text:style-name="Standard"><text:tab/>"petallength" : 1.4,</text:p>
      <text:p text:style-name="Standard"><text:tab/>"petalwidth" : 0.2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ea"),</text:p>
      <text:p text:style-name="Standard"><text:tab/>"sepallength" : 5.8,</text:p>
      <text:p text:style-name="Standard"><text:tab/>"sepalwidth" : 4,</text:p>
      <text:p text:style-name="Standard"><text:tab/>"petallength" : 1.2,</text:p>
      <text:p text:style-name="Standard"><text:tab/>"petalwidth" : 0.2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eb"),</text:p>
      <text:p text:style-name="Standard"><text:tab/>"sepallength" : 4.6,</text:p>
      <text:p text:style-name="Standard"><text:tab/>"sepalwidth" : 3.4,</text:p>
      <text:p text:style-name="Standard"><text:tab/>"petallength" : 1.4,</text:p>
      <text:p text:style-name="Standard"><text:tab/>"petalwidth" : 0.3,</text:p>
      <text:p text:style-name="Standard"><text:tab/>"class" : "Iris-setosa"</text:p>
      <text:p text:style-name="Standard">}</text:p>
      <text:p text:style-name="Standard">{</text:p>
      <text:p text:style-name="Standard"><text:soft-page-break/><text:tab/>"_id" : ObjectId("607d22bc20f4d61c9ccfa4ec"),</text:p>
      <text:p text:style-name="Standard"><text:tab/>"sepallength" : 5.7,</text:p>
      <text:p text:style-name="Standard"><text:tab/>"sepalwidth" : 4.4,</text:p>
      <text:p text:style-name="Standard"><text:tab/>"petallength" : 1.5,</text:p>
      <text:p text:style-name="Standard"><text:tab/>"petalwidth" : 0.4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ed"),</text:p>
      <text:p text:style-name="Standard"><text:tab/>"sepallength" : 5.4,</text:p>
      <text:p text:style-name="Standard"><text:tab/>"sepalwidth" : 3.9,</text:p>
      <text:p text:style-name="Standard"><text:tab/>"petallength" : 1.3,</text:p>
      <text:p text:style-name="Standard"><text:tab/>"petalwidth" : 0.4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ee"),</text:p>
      <text:p text:style-name="Standard"><text:tab/>"sepallength" : 5.1,</text:p>
      <text:p text:style-name="Standard"><text:tab/>"sepalwidth" : 3.5,</text:p>
      <text:p text:style-name="Standard"><text:tab/>"petallength" : 1.4,</text:p>
      <text:p text:style-name="Standard"><text:tab/>"petalwidth" : 0.3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ef"),</text:p>
      <text:p text:style-name="Standard"><text:tab/>"sepallength" : 5.7,</text:p>
      <text:p text:style-name="Standard"><text:tab/>"sepalwidth" : 3.8,</text:p>
      <text:p text:style-name="Standard"><text:tab/>"petallength" : 1.7,</text:p>
      <text:p text:style-name="Standard"><text:tab/>"petalwidth" : 0.3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f0"),</text:p>
      <text:p text:style-name="Standard"><text:tab/>"sepallength" : 5.1,</text:p>
      <text:p text:style-name="Standard"><text:tab/>"sepalwidth" : 3.7,</text:p>
      <text:p text:style-name="Standard"><text:tab/>"petallength" : 1.5,</text:p>
      <text:p text:style-name="Standard"><text:tab/>"petalwidth" : 0.4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f1"),</text:p>
      <text:p text:style-name="Standard"><text:tab/>"sepallength" : 4.6,</text:p>
      <text:p text:style-name="Standard"><text:tab/>"sepalwidth" : 3.6,</text:p>
      <text:p text:style-name="Standard"><text:tab/>"petallength" : 1,</text:p>
      <text:p text:style-name="Standard"><text:tab/>"petalwidth" : 0.2,</text:p>
      <text:p text:style-name="Standard"><text:tab/>"class" : "Iris-setosa"</text:p>
      <text:p text:style-name="Standard">}</text:p>
      <text:p text:style-name="Standard">Type "it" for more</text:p>
      <text:p text:style-name="Standard">&gt; it</text:p>
      <text:p text:style-name="Standard">{</text:p>
      <text:p text:style-name="Standard"><text:tab/>"_id" : ObjectId("607d22bc20f4d61c9ccfa4f2"),</text:p>
      <text:p text:style-name="Standard"><text:tab/>"sepallength" : 5.1,</text:p>
      <text:p text:style-name="Standard"><text:soft-page-break/><text:tab/>"sepalwidth" : 3.3,</text:p>
      <text:p text:style-name="Standard"><text:tab/>"petallength" : 1.7,</text:p>
      <text:p text:style-name="Standard"><text:tab/>"petalwidth" : 0.5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f3"),</text:p>
      <text:p text:style-name="Standard"><text:tab/>"sepallength" : 4.8,</text:p>
      <text:p text:style-name="Standard"><text:tab/>"sepalwidth" : 3.4,</text:p>
      <text:p text:style-name="Standard"><text:tab/>"petallength" : 1.9,</text:p>
      <text:p text:style-name="Standard"><text:tab/>"petalwidth" : 0.2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f4"),</text:p>
      <text:p text:style-name="Standard"><text:tab/>"sepallength" : 5,</text:p>
      <text:p text:style-name="Standard"><text:tab/>"sepalwidth" : 3,</text:p>
      <text:p text:style-name="Standard"><text:tab/>"petallength" : 1.6,</text:p>
      <text:p text:style-name="Standard"><text:tab/>"petalwidth" : 0.2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f5"),</text:p>
      <text:p text:style-name="Standard"><text:tab/>"sepallength" : 5,</text:p>
      <text:p text:style-name="Standard"><text:tab/>"sepalwidth" : 3.4,</text:p>
      <text:p text:style-name="Standard"><text:tab/>"petallength" : 1.6,</text:p>
      <text:p text:style-name="Standard"><text:tab/>"petalwidth" : 0.4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f6"),</text:p>
      <text:p text:style-name="Standard"><text:tab/>"sepallength" : 5.2,</text:p>
      <text:p text:style-name="Standard"><text:tab/>"sepalwidth" : 3.5,</text:p>
      <text:p text:style-name="Standard"><text:tab/>"petallength" : 1.5,</text:p>
      <text:p text:style-name="Standard"><text:tab/>"petalwidth" : 0.2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f7"),</text:p>
      <text:p text:style-name="Standard"><text:tab/>"sepallength" : 5.2,</text:p>
      <text:p text:style-name="Standard"><text:tab/>"sepalwidth" : 3.4,</text:p>
      <text:p text:style-name="Standard"><text:tab/>"petallength" : 1.4,</text:p>
      <text:p text:style-name="Standard"><text:tab/>"petalwidth" : 0.2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f8"),</text:p>
      <text:p text:style-name="Standard"><text:tab/>"sepallength" : 5.1,</text:p>
      <text:p text:style-name="Standard"><text:tab/>"sepalwidth" : 3.8,</text:p>
      <text:p text:style-name="Standard"><text:tab/>"petallength" : 1.5,</text:p>
      <text:p text:style-name="Standard"><text:tab/>"petalwidth" : 0.3,</text:p>
      <text:p text:style-name="Standard"><text:tab/>"class" : "Iris-setosa"</text:p>
      <text:p text:style-name="Standard"><text:soft-page-break/>}</text:p>
      <text:p text:style-name="Standard">{</text:p>
      <text:p text:style-name="Standard"><text:tab/>"_id" : ObjectId("607d22bc20f4d61c9ccfa4f9"),</text:p>
      <text:p text:style-name="Standard"><text:tab/>"sepallength" : 4.7,</text:p>
      <text:p text:style-name="Standard"><text:tab/>"sepalwidth" : 3.2,</text:p>
      <text:p text:style-name="Standard"><text:tab/>"petallength" : 1.6,</text:p>
      <text:p text:style-name="Standard"><text:tab/>"petalwidth" : 0.2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fa"),</text:p>
      <text:p text:style-name="Standard"><text:tab/>"sepallength" : 4.8,</text:p>
      <text:p text:style-name="Standard"><text:tab/>"sepalwidth" : 3.1,</text:p>
      <text:p text:style-name="Standard"><text:tab/>"petallength" : 1.6,</text:p>
      <text:p text:style-name="Standard"><text:tab/>"petalwidth" : 0.2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fb"),</text:p>
      <text:p text:style-name="Standard"><text:tab/>"sepallength" : 5.4,</text:p>
      <text:p text:style-name="Standard"><text:tab/>"sepalwidth" : 3.4,</text:p>
      <text:p text:style-name="Standard"><text:tab/>"petallength" : 1.7,</text:p>
      <text:p text:style-name="Standard"><text:tab/>"petalwidth" : 0.2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fc"),</text:p>
      <text:p text:style-name="Standard"><text:tab/>"sepallength" : 5.5,</text:p>
      <text:p text:style-name="Standard"><text:tab/>"sepalwidth" : 4.2,</text:p>
      <text:p text:style-name="Standard"><text:tab/>"petallength" : 1.4,</text:p>
      <text:p text:style-name="Standard"><text:tab/>"petalwidth" : 0.2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fd"),</text:p>
      <text:p text:style-name="Standard"><text:tab/>"sepallength" : 4.9,</text:p>
      <text:p text:style-name="Standard"><text:tab/>"sepalwidth" : 3.1,</text:p>
      <text:p text:style-name="Standard"><text:tab/>"petallength" : 1.5,</text:p>
      <text:p text:style-name="Standard"><text:tab/>"petalwidth" : 0.1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fe"),</text:p>
      <text:p text:style-name="Standard"><text:tab/>"sepallength" : 5,</text:p>
      <text:p text:style-name="Standard"><text:tab/>"sepalwidth" : 3.2,</text:p>
      <text:p text:style-name="Standard"><text:tab/>"petallength" : 1.2,</text:p>
      <text:p text:style-name="Standard"><text:tab/>"petalwidth" : 0.2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4ff"),</text:p>
      <text:p text:style-name="Standard"><text:tab/>"sepallength" : 5.5,</text:p>
      <text:p text:style-name="Standard"><text:soft-page-break/><text:tab/>"sepalwidth" : 3.5,</text:p>
      <text:p text:style-name="Standard"><text:tab/>"petallength" : 1.3,</text:p>
      <text:p text:style-name="Standard"><text:tab/>"petalwidth" : 0.2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500"),</text:p>
      <text:p text:style-name="Standard"><text:tab/>"sepallength" : 4.9,</text:p>
      <text:p text:style-name="Standard"><text:tab/>"sepalwidth" : 3.1,</text:p>
      <text:p text:style-name="Standard"><text:tab/>"petallength" : 1.5,</text:p>
      <text:p text:style-name="Standard"><text:tab/>"petalwidth" : 0.1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501"),</text:p>
      <text:p text:style-name="Standard"><text:tab/>"sepallength" : 4.4,</text:p>
      <text:p text:style-name="Standard"><text:tab/>"sepalwidth" : 3,</text:p>
      <text:p text:style-name="Standard"><text:tab/>"petallength" : 1.3,</text:p>
      <text:p text:style-name="Standard"><text:tab/>"petalwidth" : 0.2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502"),</text:p>
      <text:p text:style-name="Standard"><text:tab/>"sepallength" : 5.1,</text:p>
      <text:p text:style-name="Standard"><text:tab/>"sepalwidth" : 3.4,</text:p>
      <text:p text:style-name="Standard"><text:tab/>"petallength" : 1.5,</text:p>
      <text:p text:style-name="Standard"><text:tab/>"petalwidth" : 0.2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503"),</text:p>
      <text:p text:style-name="Standard"><text:tab/>"sepallength" : 5,</text:p>
      <text:p text:style-name="Standard"><text:tab/>"sepalwidth" : 3.5,</text:p>
      <text:p text:style-name="Standard"><text:tab/>"petallength" : 1.3,</text:p>
      <text:p text:style-name="Standard"><text:tab/>"petalwidth" : 0.3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504"),</text:p>
      <text:p text:style-name="Standard"><text:tab/>"sepallength" : 4.5,</text:p>
      <text:p text:style-name="Standard"><text:tab/>"sepalwidth" : 2.3,</text:p>
      <text:p text:style-name="Standard"><text:tab/>"petallength" : 1.3,</text:p>
      <text:p text:style-name="Standard"><text:tab/>"petalwidth" : 0.3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505"),</text:p>
      <text:p text:style-name="Standard"><text:tab/>"sepallength" : 4.4,</text:p>
      <text:p text:style-name="Standard"><text:tab/>"sepalwidth" : 3.2,</text:p>
      <text:p text:style-name="Standard"><text:tab/>"petallength" : 1.3,</text:p>
      <text:p text:style-name="Standard"><text:tab/>"petalwidth" : 0.2,</text:p>
      <text:p text:style-name="Standard"><text:tab/>"class" : "Iris-setosa"</text:p>
      <text:p text:style-name="Standard"><text:soft-page-break/>}</text:p>
      <text:p text:style-name="Standard">Type "it" for more</text:p>
      <text:p text:style-name="Standard">&gt; it</text:p>
      <text:p text:style-name="Standard">{</text:p>
      <text:p text:style-name="Standard"><text:tab/>"_id" : ObjectId("607d22bc20f4d61c9ccfa506"),</text:p>
      <text:p text:style-name="Standard"><text:tab/>"sepallength" : 5.4,</text:p>
      <text:p text:style-name="Standard"><text:tab/>"sepalwidth" : 3.4,</text:p>
      <text:p text:style-name="Standard"><text:tab/>"petallength" : 1.5,</text:p>
      <text:p text:style-name="Standard"><text:tab/>"petalwidth" : 0.4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507"),</text:p>
      <text:p text:style-name="Standard"><text:tab/>"sepallength" : 5,</text:p>
      <text:p text:style-name="Standard"><text:tab/>"sepalwidth" : 3.5,</text:p>
      <text:p text:style-name="Standard"><text:tab/>"petallength" : 1.6,</text:p>
      <text:p text:style-name="Standard"><text:tab/>"petalwidth" : 0.6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508"),</text:p>
      <text:p text:style-name="Standard"><text:tab/>"sepallength" : 5.1,</text:p>
      <text:p text:style-name="Standard"><text:tab/>"sepalwidth" : 3.8,</text:p>
      <text:p text:style-name="Standard"><text:tab/>"petallength" : 1.9,</text:p>
      <text:p text:style-name="Standard"><text:tab/>"petalwidth" : 0.4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509"),</text:p>
      <text:p text:style-name="Standard"><text:tab/>"sepallength" : 4.8,</text:p>
      <text:p text:style-name="Standard"><text:tab/>"sepalwidth" : 3,</text:p>
      <text:p text:style-name="Standard"><text:tab/>"petallength" : 1.4,</text:p>
      <text:p text:style-name="Standard"><text:tab/>"petalwidth" : 0.3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50a"),</text:p>
      <text:p text:style-name="Standard"><text:tab/>"sepallength" : 5.1,</text:p>
      <text:p text:style-name="Standard"><text:tab/>"sepalwidth" : 3.8,</text:p>
      <text:p text:style-name="Standard"><text:tab/>"petallength" : 1.6,</text:p>
      <text:p text:style-name="Standard"><text:tab/>"petalwidth" : 0.2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50b"),</text:p>
      <text:p text:style-name="Standard"><text:tab/>"sepallength" : 4.6,</text:p>
      <text:p text:style-name="Standard"><text:tab/>"sepalwidth" : 3.2,</text:p>
      <text:p text:style-name="Standard"><text:tab/>"petallength" : 1.4,</text:p>
      <text:p text:style-name="Standard"><text:tab/>"petalwidth" : 0.2,</text:p>
      <text:p text:style-name="Standard"><text:tab/>"class" : "Iris-setosa"</text:p>
      <text:p text:style-name="Standard">}</text:p>
      <text:p text:style-name="Standard">{</text:p>
      <text:p text:style-name="Standard"><text:soft-page-break/><text:tab/>"_id" : ObjectId("607d22bc20f4d61c9ccfa50c"),</text:p>
      <text:p text:style-name="Standard"><text:tab/>"sepallength" : 5.3,</text:p>
      <text:p text:style-name="Standard"><text:tab/>"sepalwidth" : 3.7,</text:p>
      <text:p text:style-name="Standard"><text:tab/>"petallength" : 1.5,</text:p>
      <text:p text:style-name="Standard"><text:tab/>"petalwidth" : 0.2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50d"),</text:p>
      <text:p text:style-name="Standard"><text:tab/>"sepallength" : 5,</text:p>
      <text:p text:style-name="Standard"><text:tab/>"sepalwidth" : 3.3,</text:p>
      <text:p text:style-name="Standard"><text:tab/>"petallength" : 1.4,</text:p>
      <text:p text:style-name="Standard"><text:tab/>"petalwidth" : 0.2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50e"),</text:p>
      <text:p text:style-name="Standard"><text:tab/>"sepallength" : 5.2,</text:p>
      <text:p text:style-name="Standard"><text:tab/>"sepalwidth" : 4.1,</text:p>
      <text:p text:style-name="Standard"><text:tab/>"petallength" : 1.5,</text:p>
      <text:p text:style-name="Standard"><text:tab/>"petalwidth" : 0.1,</text:p>
      <text:p text:style-name="Standard"><text:tab/>"class" : "Iris-setosa"</text:p>
      <text:p text:style-name="Standard">}</text:p>
      <text:p text:style-name="Standard">{</text:p>
      <text:p text:style-name="Standard"><text:tab/>"_id" : ObjectId("607d22bc20f4d61c9ccfa50f"),</text:p>
      <text:p text:style-name="Standard"><text:tab/>"sepallength" : 7,</text:p>
      <text:p text:style-name="Standard"><text:tab/>"sepalwidth" : 3.2,</text:p>
      <text:p text:style-name="Standard"><text:tab/>"petallength" : 4.7,</text:p>
      <text:p text:style-name="Standard"><text:tab/>"petalwidth" : 1.4,</text:p>
      <text:p text:style-name="Standard"><text:tab/>"class" : "Iris-versicolor"</text:p>
      <text:p text:style-name="Standard">}</text:p>
      <text:p text:style-name="Standard">{</text:p>
      <text:p text:style-name="Standard"><text:tab/>"_id" : ObjectId("607d22bc20f4d61c9ccfa510"),</text:p>
      <text:p text:style-name="Standard"><text:tab/>"sepallength" : 5.5,</text:p>
      <text:p text:style-name="Standard"><text:tab/>"sepalwidth" : 2.3,</text:p>
      <text:p text:style-name="Standard"><text:tab/>"petallength" : 4,</text:p>
      <text:p text:style-name="Standard"><text:tab/>"petalwidth" : 1.3,</text:p>
      <text:p text:style-name="Standard"><text:tab/>"class" : "Iris-versicolor"</text:p>
      <text:p text:style-name="Standard">}</text:p>
      <text:p text:style-name="Standard">{</text:p>
      <text:p text:style-name="Standard"><text:tab/>"_id" : ObjectId("607d22bc20f4d61c9ccfa511"),</text:p>
      <text:p text:style-name="Standard"><text:tab/>"sepallength" : 6.5,</text:p>
      <text:p text:style-name="Standard"><text:tab/>"sepalwidth" : 2.8,</text:p>
      <text:p text:style-name="Standard"><text:tab/>"petallength" : 4.6,</text:p>
      <text:p text:style-name="Standard"><text:tab/>"petalwidth" : 1.5,</text:p>
      <text:p text:style-name="Standard"><text:tab/>"class" : "Iris-versicolor"</text:p>
      <text:p text:style-name="Standard">}</text:p>
      <text:p text:style-name="Standard">{</text:p>
      <text:p text:style-name="Standard"><text:tab/>"_id" : ObjectId("607d22bc20f4d61c9ccfa512"),</text:p>
      <text:p text:style-name="Standard"><text:tab/>"sepallength" : 5.7,</text:p>
      <text:p text:style-name="Standard"><text:tab/>"sepalwidth" : 2.8,</text:p>
      <text:p text:style-name="Standard"><text:tab/>"petallength" : 4.5,</text:p>
      <text:p text:style-name="Standard"><text:soft-page-break/><text:tab/>"petalwidth" : 1.3,</text:p>
      <text:p text:style-name="Standard"><text:tab/>"class" : "Iris-versicolor"</text:p>
      <text:p text:style-name="Standard">}</text:p>
      <text:p text:style-name="Standard">{</text:p>
      <text:p text:style-name="Standard"><text:tab/>"_id" : ObjectId("607d22bc20f4d61c9ccfa513"),</text:p>
      <text:p text:style-name="Standard"><text:tab/>"sepallength" : 6.3,</text:p>
      <text:p text:style-name="Standard"><text:tab/>"sepalwidth" : 3.3,</text:p>
      <text:p text:style-name="Standard"><text:tab/>"petallength" : 4.7,</text:p>
      <text:p text:style-name="Standard"><text:tab/>"petalwidth" : 1.6,</text:p>
      <text:p text:style-name="Standard"><text:tab/>"class" : "Iris-versicolor"</text:p>
      <text:p text:style-name="Standard">}</text:p>
      <text:p text:style-name="Standard">{</text:p>
      <text:p text:style-name="Standard"><text:tab/>"_id" : ObjectId("607d22bc20f4d61c9ccfa514"),</text:p>
      <text:p text:style-name="Standard"><text:tab/>"sepallength" : 4.9,</text:p>
      <text:p text:style-name="Standard"><text:tab/>"sepalwidth" : 2.4,</text:p>
      <text:p text:style-name="Standard"><text:tab/>"petallength" : 3.3,</text:p>
      <text:p text:style-name="Standard"><text:tab/>"petalwidth" : 1,</text:p>
      <text:p text:style-name="Standard"><text:tab/>"class" : "Iris-versicolor"</text:p>
      <text:p text:style-name="Standard">}</text:p>
      <text:p text:style-name="Standard">{</text:p>
      <text:p text:style-name="Standard"><text:tab/>"_id" : ObjectId("607d22bc20f4d61c9ccfa515"),</text:p>
      <text:p text:style-name="Standard"><text:tab/>"sepallength" : 6.6,</text:p>
      <text:p text:style-name="Standard"><text:tab/>"sepalwidth" : 2.9,</text:p>
      <text:p text:style-name="Standard"><text:tab/>"petallength" : 4.6,</text:p>
      <text:p text:style-name="Standard"><text:tab/>"petalwidth" : 1.3,</text:p>
      <text:p text:style-name="Standard"><text:tab/>"class" : "Iris-versicolor"</text:p>
      <text:p text:style-name="Standard">}</text:p>
      <text:p text:style-name="Standard">{</text:p>
      <text:p text:style-name="Standard"><text:tab/>"_id" : ObjectId("607d22bc20f4d61c9ccfa516"),</text:p>
      <text:p text:style-name="Standard"><text:tab/>"sepallength" : 5.2,</text:p>
      <text:p text:style-name="Standard"><text:tab/>"sepalwidth" : 2.7,</text:p>
      <text:p text:style-name="Standard"><text:tab/>"petallength" : 3.9,</text:p>
      <text:p text:style-name="Standard"><text:tab/>"petalwidth" : 1.4,</text:p>
      <text:p text:style-name="Standard"><text:tab/>"class" : "Iris-versicolor"</text:p>
      <text:p text:style-name="Standard">}</text:p>
      <text:p text:style-name="Standard">{</text:p>
      <text:p text:style-name="Standard"><text:tab/>"_id" : ObjectId("607d22bc20f4d61c9ccfa517"),</text:p>
      <text:p text:style-name="Standard"><text:tab/>"sepallength" : 5,</text:p>
      <text:p text:style-name="Standard"><text:tab/>"sepalwidth" : 2,</text:p>
      <text:p text:style-name="Standard"><text:tab/>"petallength" : 3.5,</text:p>
      <text:p text:style-name="Standard"><text:tab/>"petalwidth" : 1,</text:p>
      <text:p text:style-name="Standard"><text:tab/>"class" : "Iris-versicolor"</text:p>
      <text:p text:style-name="Standard">}</text:p>
      <text:p text:style-name="Standard">{</text:p>
      <text:p text:style-name="Standard"><text:tab/>"_id" : ObjectId("607d22bc20f4d61c9ccfa518"),</text:p>
      <text:p text:style-name="Standard"><text:tab/>"sepallength" : 5.9,</text:p>
      <text:p text:style-name="Standard"><text:tab/>"sepalwidth" : 3,</text:p>
      <text:p text:style-name="Standard"><text:tab/>"petallength" : 4.2,</text:p>
      <text:p text:style-name="Standard"><text:tab/>"petalwidth" : 1.5,</text:p>
      <text:p text:style-name="Standard"><text:tab/>"class" : "Iris-versicolor"</text:p>
      <text:p text:style-name="Standard">}</text:p>
      <text:p text:style-name="Standard">{</text:p>
      <text:p text:style-name="Standard"><text:soft-page-break/><text:tab/>"_id" : ObjectId("607d22bc20f4d61c9ccfa519"),</text:p>
      <text:p text:style-name="Standard"><text:tab/>"sepallength" : 6,</text:p>
      <text:p text:style-name="Standard"><text:tab/>"sepalwidth" : 2.2,</text:p>
      <text:p text:style-name="Standard"><text:tab/>"petallength" : 4,</text:p>
      <text:p text:style-name="Standard"><text:tab/>"petalwidth" : 1,</text:p>
      <text:p text:style-name="Standard"><text:tab/>"class" : "Iris-versicolor"</text:p>
      <text:p text:style-name="Standard">}</text:p>
      <text:p text:style-name="Standard">Type "it" for more</text:p>
      <text:p text:style-name="Standard">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9T12:01:30.972222983</meta:creation-date>
    <dc:date>2021-04-19T12:01:56.081220372</dc:date>
    <meta:editing-duration>PT27S</meta:editing-duration>
    <meta:editing-cycles>1</meta:editing-cycles>
    <meta:document-statistic meta:table-count="0" meta:image-count="0" meta:object-count="0" meta:page-count="11" meta:paragraph-count="522" meta:word-count="1429" meta:character-count="11168" meta:non-whitespace-character-count="9804"/>
    <meta:generator>LibreOffice/6.0.7.3$Linux_X86_64 LibreOffice_project/00m0$Build-3</meta:generator>
  </office:meta>
</office:document-meta>
</file>